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style:font-name-asian="Verdana1" style:font-name-complex="Verdana1"/>
    </style:style>
    <style:style style:name="P2" style:family="paragraph" style:parent-style-name="Standard">
      <style:text-properties style:font-name="Verdana" fo:font-size="10.5pt" style:font-name-asian="Verdana1" style:font-size-asian="10.5pt" style:font-name-complex="Verdana1" style:font-size-complex="10.5pt"/>
    </style:style>
    <style:style style:name="P3" style:family="paragraph" style:parent-style-name="Standard">
      <style:paragraph-properties fo:text-align="justify" style:justify-single-word="false"/>
      <style:text-properties style:font-name="Verdana" fo:font-size="10.5pt" style:font-name-asian="Verdana1" style:font-size-asian="10.5pt" style:font-name-complex="Verdana1" style:font-size-complex="10.5pt"/>
    </style:style>
    <style:style style:name="P4" style:family="paragraph" style:parent-style-name="Standard">
      <style:paragraph-properties fo:text-align="center" style:justify-single-word="false"/>
      <style:text-properties style:font-name="Verdana" fo:font-size="10.5pt" fo:font-weight="bold" style:font-name-asian="Verdana1" style:font-size-asian="10.5pt" style:font-weight-asian="bold" style:font-name-complex="Verdana1" style:font-size-complex="10.5pt"/>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fo:text-align="center" style:justify-single-word="false" style:page-number="auto"/>
    </style:style>
    <style:style style:name="T1" style:family="text">
      <style:text-properties style:font-name="Verdana" style:font-name-asian="Verdana1" style:font-name-complex="Verdana1"/>
    </style:style>
    <style:style style:name="T2" style:family="text">
      <style:text-properties style:font-name="Verdana" fo:font-size="10.5pt" style:font-name-asian="Verdana1" style:font-size-asian="10.5pt" style:font-name-complex="Verdana1" style:font-size-complex="10.5pt"/>
    </style:style>
    <style:style style:name="T3" style:family="text">
      <style:text-properties style:font-name="Verdana" fo:font-size="10.5pt" fo:font-weight="bold" style:font-name-asian="Verdana1" style:font-size-asian="10.5pt" style:font-weight-asian="bold" style:font-name-complex="Verdana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Trabajo Práctico Nro 2</text:span></text:p>
      <text:p text:style-name="P4"/>
      <text:p text:style-name="Standard"><text:span text:style-name="T2">Entrega : 16-6-2018</text:span></text:p>
      <text:p text:style-name="Standard"><text:span text:style-name="T2">La entrega será con un coloquio donde TODO el equipo deberá presentar el trabajo realizado. Adicionalmente se deberá presentar por escrito un informe del trabajo realizado.</text:span></text:p>
      <text:p text:style-name="P2"/>
      <text:p text:style-name="P5"><text:span text:style-name="T2">Consigna: En una imagen virtual con postgres, apache y php (la imagen será provista) se deberá desarrollar un aplicativo sencillo que permita:</text:span></text:p>
      <text:p text:style-name="P2"/>
      <text:p text:style-name="P5"><text:span text:style-name="T2">1.1 Crear un usuario nuevo, con atributos nombre, apellido, usuario y clave. Una vez creado el usuario debe almacenarse en una base de datos en postgresql. La tabla a utilizar es la tabla “persona” con atributos: apellido, nombre, usuario y clave. La clave no se debe almacenar en “claro” tal como es. Buscar alternativas para almacenar la password y para comparar en el login. Consultarlas con el docente antes de implementarlas</text:span></text:p>
      <text:p text:style-name="P3"/>
      <text:p text:style-name="P5"><text:span text:style-name="T2">1.2 Cambiar la password a un usuario existente. Luego la aplicación debe hacer el update en la tabla “persona”.</text:span></text:p>
      <text:p text:style-name="P3"/>
      <text:p text:style-name="P5"><text:span text:style-name="T2">1.3 Ingresar a la aplicación mediante usuario y clave. Luego de ingresar debe mostrar el resultado de una consulta, que se explica en un punto 1.4.</text:span></text:p>
      <text:p text:style-name="P3"/>
      <text:p text:style-name="P5"><text:span text:style-name="T1">1.4 La base de datos deberá tener una tabla llamada “pelis_que_vio” con atributos película_id, y usuario. Una fila en esta tabla representa que el usuario vio la película pelicula_id. La consulta que se deberá realizar en SQL deberá devolver los pares de usuarios que vieron exactamente las mismas películas. No puede haber pares redundantes en el resultado tales como &lt;juan, juan&gt; o &lt;maria, pedro&gt; y &lt;pedro maria&gt;. De estos 3 solo debería mostrarse &lt;maria,pedro&gt;. Si 2 usuarios no vieron ninguna película, esos usuarios también deberían formar un par.</text:span></text:p>
      <text:p text:style-name="P1"/>
      <text:p text:style-name="P5"><text:span text:style-name="T2">El aplicativo debe estar enmarcado en un ambiente donde se realice backup continuo con PITR, ya que se realizarán pruebas destructivas de las bases de datos en postgres y los alumnos deberán recuperar todos los datos utilizando PITR. Es decir que los alumnos deberán configurar el backup PITR de postgres, en la presentacion del TP cambiaremos algun dato de la base, y luego mediante algun comando del sistema operativo borraremos la carpeta con todos los datos de postgres (PGDATA), los alumnos deberán hacer un restore donde se deberá recuperar incluso el dato modificado antes de borrar la PGDATA.</text:span></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9" meta:word-count="357" meta:character-count="2194"/>
    <dc:date>2018-05-26T08:13:38.44</dc:date>
    <dc:creator>Ignacio Bisso</dc:creator>
    <meta:generator>OpenOffice/4.1.3$Win32 OpenOffice.org_project/413m1$Build-9783</meta:generator>
  </office:meta>
</office:document-meta>
</file>